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NDOZA MIRAVAL MARIA ESTH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571906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CH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99595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DOZA MIRAVAL MARIA ESTH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571906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99595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6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10/2021</text:p>
          </table:table-cell>
          <table:table-cell table:style-name="Tabla2.A3" office:value-type="string">
            <text:p text:style-name="P22">5874311</text:p>
          </table:table-cell>
          <table:table-cell table:style-name="Tabla2.D3" office:value-type="string">
            <text:p text:style-name="P23">16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23:35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